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hief Blueprint" svg:font-family="'Chief Blue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IDFont+F11" svg:font-family="CIDFont+F1" style:font-family-generic="system" style:font-pitch="variable"/>
    <style:font-face style:name="CIDFont+F21" svg:font-family="CIDFont+F2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8"/>
    <style:style style:name="P2" style:family="paragraph" style:parent-style-name="List_20_Paragraph" style:list-style-name="WWNum8">
      <style:paragraph-properties fo:line-height="100%"/>
    </style:style>
    <style:style style:name="P3" style:family="paragraph" style:parent-style-name="List_20_Paragraph" style:list-style-name="WWNum9">
      <style:paragraph-properties fo:line-height="100%"/>
    </style:style>
    <style:style style:name="P4" style:family="paragraph" style:parent-style-name="List_20_Paragraph" style:list-style-name="WWNum10">
      <style:paragraph-properties fo:line-height="100%"/>
    </style:style>
    <style:style style:name="P5" style:family="paragraph" style:parent-style-name="List_20_Paragraph" style:list-style-name="WWNum11">
      <style:paragraph-properties fo:line-height="100%"/>
    </style:style>
    <style:style style:name="P6" style:family="paragraph" style:parent-style-name="List_20_Paragraph" style:list-style-name="WWNum12">
      <style:paragraph-properties fo:line-height="100%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style:font-name="CIDFont+F1" fo:font-size="16pt" style:font-size-asian="16pt" style:font-name-complex="CIDFont+F11" style:font-size-complex="16pt"/>
    </style:style>
    <style:style style:name="T2" style:family="text">
      <style:text-properties style:font-name="CIDFont+F1" fo:font-size="12pt" style:font-size-asian="12pt" style:font-name-complex="CIDFont+F11" style:font-size-complex="12pt"/>
    </style:style>
    <style:style style:name="T3" style:family="text">
      <style:text-properties style:font-name="CIDFont+F2" fo:font-size="12pt" style:font-size-asian="12pt" style:font-name-complex="CIDFont+F21" style:font-size-complex="12pt"/>
    </style:style>
    <style:style style:name="T4" style:family="text">
      <style:text-properties style:font-name="CIDFont+F2" fo:font-size="14pt" style:font-size-asian="14pt" style:font-name-complex="CIDFont+F21" style:font-size-complex="14pt"/>
    </style:style>
    <style:style style:name="T5" style:family="text">
      <style:text-properties style:font-name="CIDFont+F2" style:font-name-complex="CIDFont+F2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Chief Blueprint"/>
    </style:style>
    <style:style style:name="T11" style:family="text">
      <style:text-properties style:font-name="Chief Blueprint" fo:font-size="14pt" style:font-size-asian="14pt" style:font-size-complex="14pt"/>
    </style:style>
    <style:style style:name="T12" style:family="text">
      <style:text-properties style:font-name="Chief Blueprint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font-name="Chief Blueprint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PPA Mission Statement</text:span></text:p>
      <text:p text:style-name="P7"><text:span text:style-name="T2">“The mission of the Perkins Pond Protective Association is to actively monitor, protect, and enhance the viability of Perkins Pond and its watershed. This will be implemented through:</text:span></text:p>
      <text:p text:style-name="P7"><text:span text:style-name="T3">- </text:span><text:span text:style-name="T2">Collaboration with local, state and federal organizations</text:span></text:p>
      <text:p text:style-name="P7"><text:span text:style-name="T3">- </text:span><text:span text:style-name="T2">Providing educational resources</text:span></text:p>
      <text:p text:style-name="Standard"><text:span text:style-name="T3">- </text:span><text:span text:style-name="T2">Encouraging a sense of community </text:span></text:p>
      <text:p text:style-name="P8"/>
      <text:p text:style-name="P9"/>
      <text:p text:style-name="Standard"><text:span text:style-name="T7">SPRING PPPA AGENDA</text:span></text:p>
      <text:p text:style-name="P10"><text:span text:style-name="T8">Date: June 27, 2020</text:span></text:p>
      <text:p text:style-name="P10"><text:span text:style-name="T8">Time: 10 am</text:span></text:p>
      <text:p text:style-name="P10"><text:span text:style-name="T8">Zoom Meeting hosted by Suzanne Graves</text:span></text:p>
      <text:p text:style-name="P10"><text:span text:style-name="T8">Instructions are attached to join the meeting </text:span></text:p>
      <text:p text:style-name="Standard"><text:span text:style-name="T9">Call to Order</text:span></text:p>
      <text:list xml:id="list828980885" text:style-name="WWNum8">
        <text:list-item>
          <text:p text:style-name="P1"><text:span text:style-name="T8">Introduction of Officers</text:span></text:p>
        </text:list-item>
        <text:list-item>
          <text:p text:style-name="P1"><text:span text:style-name="T11">Secretaries draft and acceptance</text:span></text:p>
        </text:list-item>
        <text:list-item>
          <text:p text:style-name="P2"><text:span text:style-name="T11">Treasurers draft and acceptance</text:span></text:p>
        </text:list-item>
      </text:list>
      <text:p text:style-name="P7"><text:span text:style-name="T12">Committee Reports</text:span></text:p>
      <text:list xml:id="list2854308578" text:style-name="WWNum9">
        <text:list-item>
          <text:p text:style-name="P3"><text:span text:style-name="T11">Water Committee (</text:span><text:span text:style-name="T10">plus</text:span><text:span text:style-name="T11"> </text:span>weed watch and the VLAP program ) <text:span text:style-name="T11">Mike Dionian</text:span></text:p>
        </text:list-item>
        <text:list-item>
          <text:p text:style-name="P3"><text:span text:style-name="T11">Road Committee Report and discussion, Robin Saunders</text:span></text:p>
        </text:list-item>
        <text:list-item>
          <text:p text:style-name="P3"><text:span text:style-name="T11">Web Site Report and discussion, Margaret Marder, Anne VanTine</text:span></text:p>
        </text:list-item>
        <text:list-item>
          <text:p text:style-name="P3"><text:span text:style-name="T11">Association Archive Storage, Anne Van Tine</text:span></text:p>
        </text:list-item>
        <text:list-item>
          <text:p text:style-name="P3"><text:span text:style-name="T11">Nominating Committee, Suzanne Graves</text:span></text:p>
        </text:list-item>
        <text:list-item>
          <text:p text:style-name="P3"><text:span text:style-name="T11">Ad Hoc Committee for Concern of Pontoon Boat</text:span></text:p>
        </text:list-item>
      </text:list>
      <text:p text:style-name="P7"><text:span text:style-name="T12">Annual Contributions</text:span></text:p>
      <text:list xml:id="list2717560234" text:style-name="WWNum10">
        <text:list-item>
          <text:p text:style-name="P4"><text:span text:style-name="T11">Loon Preservation Committee</text:span></text:p>
        </text:list-item>
        <text:list-item>
          <text:p text:style-name="P4"><text:span text:style-name="T11">LSPA </text:span></text:p>
        </text:list-item>
        <text:list-item>
          <text:p text:style-name="P4"><text:span text:style-name="T11">NH Lakes Association</text:span></text:p>
        </text:list-item>
      </text:list>
      <text:p text:style-name="P7"><text:span text:style-name="T12">Call for Volunteers</text:span></text:p>
      <text:list xml:id="list1310574318" text:style-name="WWNum11">
        <text:list-item>
          <text:p text:style-name="P5"><text:span text:style-name="T11">Chair for </text:span><text:span text:style-name="T4">Water Quality and Environmental Committee </text:span><text:span text:style-name="T5">(see description on web site)</text:span></text:p>
        </text:list-item>
        <text:list-item>
          <text:p text:style-name="P5"><text:span text:style-name="T4">Caretaker for Public Landing Signage</text:span></text:p>
        </text:list-item>
        <text:list-item>
          <text:p text:style-name="P5"><text:span text:style-name="T11">Volunteers to attend 2021 NH Lakes Conference</text:span></text:p>
        </text:list-item>
      </text:list>
      <text:p text:style-name="P7"><text:span text:style-name="T12">Future Events</text:span></text:p>
      <text:list xml:id="list2825551009" text:style-name="WWNum12">
        <text:list-item>
          <text:p text:style-name="P6"><text:span text:style-name="T11">Water Festival </text:span><text:span text:style-name="T13">Canceled </text:span><text:span text:style-name="T11">Do we want a Parade?</text:span></text:p>
        </text:list-item>
        <text:list-item>
          <text:p text:style-name="P6"><text:span text:style-name="T11">Determine the date and method for the Fall Meet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hief Blueprint" svg:font-family="'Chief Blue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IDFont+F11" svg:font-family="CIDFont+F1" style:font-family-generic="system" style:font-pitch="variable"/>
    <style:font-face style:name="CIDFont+F21" svg:font-family="CIDFont+F2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len Winkler</meta:initial-creator>
    <meta:editing-cycles>4</meta:editing-cycles>
    <meta:creation-date>2020-06-12T17:05:00</meta:creation-date>
    <dc:date>2020-06-12T13:27:57.758642030</dc:date>
    <meta:editing-duration>PT8M57S</meta:editing-duration>
    <meta:generator>LibreOffice/6.4.3.2$Linux_X86_64 LibreOffice_project/40$Build-2</meta:generator>
    <meta:document-statistic meta:table-count="0" meta:image-count="0" meta:object-count="0" meta:page-count="1" meta:paragraph-count="32" meta:word-count="206" meta:character-count="1260" meta:non-whitespace-character-count="11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